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20037" number:language="es" number:country="A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003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ce2"/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lated activity</text:p>
          </table:table-cell>
          <table:table-cell table:style-name="Default" office:value-type="string" calcext:value-type="string">
            <text:p>Meetings</text:p>
          </table:table-cell>
        </table:table-row>
        <table:table-row table:style-name="ro1">
          <table:table-cell/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Report prepara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date" office:date-value="2017-01-25" calcext:value-type="date">
            <text:p>25/01/17</text:p>
          </table:table-cell>
          <table:table-cell office:value-type="string" calcext:value-type="string">
            <text:p>Presentation preparation</text:p>
          </table:table-cell>
          <table:table-cell/>
        </table:table-row>
        <table:table-row table:style-name="ro1">
          <table:table-cell/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Advection equation cod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vection equation Results</text:p>
          </table:table-cell>
          <table:table-cell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NEMO presenta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NEMO presentation</text:p>
          </table:table-cell>
          <table:table-cell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Tool developing for diagnostic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ool developing for diagnostics</text:p>
          </table:table-cell>
          <table:table-cell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Tool developing for diagnostic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Tool developing for diagnostics</text:p>
          </table:table-cell>
          <table:table-cell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Inverse proble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date" office:date-value="2017-04-05" calcext:value-type="date">
            <text:p>05/04/17</text:p>
          </table:table-cell>
          <table:table-cell office:value-type="string" calcext:value-type="string">
            <text:p>Inverse proble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Inverse problem</text:p>
          </table:table-cell>
          <table:table-cell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Inverse problem</text:p>
          </table:table-cell>
          <table:table-cell/>
        </table:table-row>
        <table:table-row table:style-name="ro1">
          <table:table-cell/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Inverse proble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Inverse proble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3:18:34.026242955</meta:creation-date>
    <dc:date>2017-01-18T23:26:13.477933861</dc:date>
    <meta:editing-duration>P0D</meta:editing-duration>
    <meta:editing-cycles>1</meta:editing-cycles>
    <meta:document-statistic meta:table-count="1" meta:cell-count="44" meta:object-count="0"/>
    <meta:generator>LibreOffice/4.2.8.2$Linux_X86_64 LibreOffice_project/420m0$Build-2</meta:generator>
  </office:meta>
</office:document-meta>
</file>